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4.32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20.36mm" fo:break-before="auto" style:use-optimal-row-height="true"/>
    </style:style>
    <style:style style:name="ro7" style:family="table-row">
      <style:table-row-properties style:row-height="32.2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20.27mm" fo:break-before="auto" style:use-optimal-row-height="true"/>
    </style:style>
    <style:style style:name="ro10" style:family="table-row">
      <style:table-row-properties style:row-height="24.2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4586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6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4586" style:text-align-source="fix" style:repeat-content="false" fo:wrap-option="wrap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3" table:number-columns-repeated="1016" table:default-cell-style-name="ce7"/>
        <table:table-row table:style-name="ro1">
          <table:table-cell table:style-name="ce1" office:value-type="string" calcext:value-type="string" table:number-columns-spanned="8" table:number-rows-spanned="1">
            <text:p>Suite de Testes</text:p>
          </table:table-cell>
          <table:covered-table-cell table:style-name="ce1"/>
          <table:covered-table-cell table:number-columns-repeated="6"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Tipo </text:p>
          </table:table-cell>
          <table:table-cell table:style-name="ce2" office:value-type="string" calcext:value-type="string">
            <text:p>Entradas</text:p>
          </table:table-cell>
          <table:table-cell table:style-name="ce2" office:value-type="string" calcext:value-type="string">
            <text:p>Etapa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string" calcext:value-type="string">
            <text:p>Expectativa</text:p>
          </table:table-cell>
          <table:table-cell table:style-name="ce2" office:value-type="string" calcext:value-type="string">
            <text:p>Taxa de Sucesso</text:p>
          </table:table-cell>
          <table:table-cell table:style-name="ce2" office:value-type="string" calcext:value-type="string">
            <text:p>Resultad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uso do menu</text:p>
          </table:table-cell>
          <table:table-cell table:style-name="ce8" office:value-type="string" calcext:value-type="string">
            <text:p>1 / 2</text:p>
          </table:table-cell>
          <table:table-cell table:style-name="ce3" office:value-type="string" calcext:value-type="string">
            <text:p>navegação</text:p>
          </table:table-cell>
          <table:table-cell table:style-name="ce3" office:value-type="string" calcext:value-type="string">
            <text:p>main.c</text:p>
          </table:table-cell>
          <table:table-cell table:style-name="ce3" office:value-type="string" calcext:value-type="string">
            <text:p>entrar na opção de verificar uma expressão, entrar na opção de calculadora e saindo do programa</text:p>
          </table:table-cell>
          <table:table-cell table:style-name="ce3" office:value-type="string" calcext:value-type="string">
            <text:p>entrar no menu e navegar nas opções de calculadora de expressão e sair do program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inserindo um dado inteiro em uma pilha</text:p>
          </table:table-cell>
          <table:table-cell table:style-name="ce3" office:value-type="string" calcext:value-type="string">
            <text:p>10 / 30 / 40 / 50</text:p>
          </table:table-cell>
          <table:table-cell table:style-name="ce3" office:value-type="string" calcext:value-type="string">
            <text:p>funcionalidade de uma pilha genéric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inserir um número inteiro qualquer em uma pilha</text:p>
          </table:table-cell>
          <table:table-cell table:style-name="ce3" office:value-type="string" calcext:value-type="string">
            <text:p>inserir um número inteiro em uma pilha genéric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rintando inteiro inserido na pilha genérica</text:p>
          </table:table-cell>
          <table:table-cell table:style-name="ce3" office:value-type="string" calcext:value-type="string">
            <text:p>10 / 30 / 40 / 50</text:p>
          </table:table-cell>
          <table:table-cell table:style-name="ce3" office:value-type="string" calcext:value-type="string">
            <text:p>funcionalidade de uma pilha genéric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printar para o usuário o número inserido na pilha genérica</text:p>
          </table:table-cell>
          <table:table-cell table:style-name="ce3" office:value-type="string" calcext:value-type="string">
            <text:p>mostrar para o usuário o número inserido na pilha genéric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indo para a função resolverExpressa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gando expressao digita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no menu e ir direto para a opção de inserir uma expressão</text:p>
          </table:table-cell>
          <table:table-cell table:style-name="ce3" office:value-type="string" calcext:value-type="string">
            <text:p>esperar o usuário digitar a expressão desejada e finalizar o programa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armazenando expressão informada pelo usuári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pegando expressao digita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direto na função de pegar expressão e pegar a expressão digitada</text:p>
          </table:table-cell>
          <table:table-cell table:style-name="ce3" office:value-type="string" calcext:value-type="string">
            <text:p>armazenar e informar para o usuário a expressão digitada caractere a caractere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armazenamento de expressã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armazenando apenas os caracteres [ { (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na função de pegar expressão e armazenar apenas os caracteres { [ (</text:p>
          </table:table-cell>
          <table:table-cell table:style-name="ce3" office:value-type="string" calcext:value-type="string">
            <text:p>armazenar em uma pilha apenas os caracteres ( { [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rmazenamento de expressão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armazenando apenas os caracteres [ { (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</text:p>
          </table:table-cell>
          <table:table-cell table:style-name="ce3" office:value-type="string" calcext:value-type="string">
            <text:p>Armazenar ( { [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do os operadores abertos com os fechados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do os operadores abertos com os fechados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ndo os operadores armazenados na pilha com os de fechamento da expressã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ndo os operadores armazenados na pilha com os de fechamento da expressã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ndo os operadores armazenados na pilha com os de fechamento da expressã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ndo os operadores armazenados na pilha com os de fechamento da expressão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mparando pilha com a expressão fornecida que tem operadores de fechamento a mais</text:p>
          </table:table-cell>
          <table:table-cell table:style-name="ce3" office:value-type="string" calcext:value-type="string">
            <text:p>10+5]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mparando pilha com a expressão fornecida que tem operadores de fechamento a mais</text:p>
          </table:table-cell>
          <table:table-cell table:style-name="ce3" office:value-type="string" calcext:value-type="string">
            <text:p>(10+5)]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mparando pilha com a expressão fornecida que tem operadores de fechamento a mais</text:p>
          </table:table-cell>
          <table:table-cell table:style-name="ce3" office:value-type="string" calcext:value-type="string">
            <text:p>10+5]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mparando pilha com a expressão fornecida que tem operadores de abertura a mais</text:p>
          </table:table-cell>
          <table:table-cell table:style-name="ce3" office:value-type="string" calcext:value-type="string">
            <text:p>10+5[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comparando pilha com a expressão fornecida que tem operadores de abertura a mais</text:p>
          </table:table-cell>
          <table:table-cell table:style-name="ce3" office:value-type="string" calcext:value-type="string">
            <text:p>(10+5)[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desalocando toda a memória armazenada na comparação de expressões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desalocar toda a memória armazenada quando a expressão estiver corret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desalocar a memoria da expressão do elemento e da pilha</text:p>
          </table:table-cell>
          <table:table-cell table:style-name="ce3" office:value-type="string" calcext:value-type="string">
            <text:p>desalocar toda a memoria destinada ao programa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desalocando toda a memória armazenada na comparação de expressões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desalocar toda a memória armazenada quando a expressão estiver corret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desalocar a memoria da expressão do elemento e da pilha</text:p>
          </table:table-cell>
          <table:table-cell table:style-name="ce3" office:value-type="string" calcext:value-type="string">
            <text:p>desalocar toda a memoria destinada ao program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9">
          <table:table-cell table:style-name="ce3" office:value-type="string" calcext:value-type="string">
            <text:p>desalocando toda a memória armazenada na comparação de expressões</text:p>
          </table:table-cell>
          <table:table-cell table:style-name="ce3" office:value-type="string" calcext:value-type="string">
            <text:p>(10+5)[</text:p>
          </table:table-cell>
          <table:table-cell table:style-name="ce3" office:value-type="string" calcext:value-type="string">
            <text:p>desalocar toda a memória armazenada quando a expressão tiver operador de abertura a mais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desalocar a memoria da expressão do elemento e da pilha</text:p>
          </table:table-cell>
          <table:table-cell table:style-name="ce3" office:value-type="string" calcext:value-type="string">
            <text:p>desalocar toda a memoria destinada ao programa quando a expressão estiver errad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9">
          <table:table-cell table:style-name="ce3" office:value-type="string" calcext:value-type="string">
            <text:p>desalocando toda a memória armazenada na comparação de expressões</text:p>
          </table:table-cell>
          <table:table-cell table:style-name="ce3" office:value-type="string" calcext:value-type="string">
            <text:p>(10+5)]</text:p>
          </table:table-cell>
          <table:table-cell table:style-name="ce3" office:value-type="string" calcext:value-type="string">
            <text:p>desalocar toda a memória armazenada quando a expressão tiver operador de fechamento a mais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desalocar a memoria da expressão do elemento e da pilha</text:p>
          </table:table-cell>
          <table:table-cell table:style-name="ce3" office:value-type="string" calcext:value-type="string">
            <text:p>desalocar toda a memoria destinada ao programa quando a expressão estiver errad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10">
          <table:table-cell table:style-name="ce3" office:value-type="string" calcext:value-type="string">
            <text:p>interação entre menu e validação de expressão</text:p>
          </table:table-cell>
          <table:table-cell table:style-name="ce3" office:value-type="string" calcext:value-type="string">
            <text:p>Menu = 1 Expressão = (10*[20-9])</text:p>
          </table:table-cell>
          <table:table-cell table:style-name="ce3" office:value-type="string" calcext:value-type="string">
            <text:p>entrar no menu e logo em seguida fornecer um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na opção 1 do menu e logo em seguida fornecer uma expressão para o programa</text:p>
          </table:table-cell>
          <table:table-cell table:style-name="ce3" office:value-type="string" calcext:value-type="string">
            <text:p>entrar no menu e fornecer uma expressão e descobrir se ess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10">
          <table:table-cell table:style-name="ce3" office:value-type="string" calcext:value-type="string">
            <text:p>interação entre menu e validação de expressão</text:p>
          </table:table-cell>
          <table:table-cell table:style-name="ce3" office:value-type="string" calcext:value-type="string">
            <text:p>Menu = 1 Expressão = (10*[20-9])[</text:p>
          </table:table-cell>
          <table:table-cell table:style-name="ce3" office:value-type="string" calcext:value-type="string">
            <text:p>entrar no menu e logo em seguida fornecer um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direto na função de pegar expressão e pegar a expressão digitada</text:p>
          </table:table-cell>
          <table:table-cell table:style-name="ce3" office:value-type="string" calcext:value-type="string">
            <text:p>entrar no menu e fornecer uma expressão e descobrir se ess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10">
          <table:table-cell table:style-name="ce3" office:value-type="string" calcext:value-type="string">
            <text:p>interação entre menu e validação de expressão</text:p>
          </table:table-cell>
          <table:table-cell table:style-name="ce3" office:value-type="string" calcext:value-type="string">
            <text:p>Menu = 1 Expressão = (10*[20-9])]</text:p>
          </table:table-cell>
          <table:table-cell table:style-name="ce3" office:value-type="string" calcext:value-type="string">
            <text:p>entrar no menu e logo em seguida fornecer um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direto na função de pegar expressão e pegar a expressão digitada</text:p>
          </table:table-cell>
          <table:table-cell table:style-name="ce3" office:value-type="string" calcext:value-type="string">
            <text:p>entrar no menu e fornecer uma expressão e descobrir se ess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10">
          <table:table-cell table:style-name="ce3" office:value-type="string" calcext:value-type="string">
            <text:p>interação entre menu e validação de expressão</text:p>
          </table:table-cell>
          <table:table-cell table:style-name="ce3" office:value-type="string" calcext:value-type="string">
            <text:p>Menu = 1 Expressão = (10*[20-9]]</text:p>
          </table:table-cell>
          <table:table-cell table:style-name="ce3" office:value-type="string" calcext:value-type="string">
            <text:p>entrar no menu e logo em seguida fornecer um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direto na função de pegar expressão e pegar a expressão digitada</text:p>
          </table:table-cell>
          <table:table-cell table:style-name="ce3" office:value-type="string" calcext:value-type="string">
            <text:p>entrar no menu e fornecer uma expressão e descobrir se ess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11" table:number-rows-repeated="17">
          <table:table-cell table:style-name="ce3" table:number-columns-repeated="8"/>
          <table:table-cell table:number-columns-repeated="1016"/>
        </table:table-row>
        <table:table-row table:style-name="ro11" table:number-rows-repeated="15">
          <table:table-cell table:style-name="ce5" table:number-columns-repeated="8"/>
          <table:table-cell table:number-columns-repeated="1016"/>
        </table:table-row>
        <table:table-row table:style-name="ro11" table:number-rows-repeated="65">
          <table:table-cell table:style-name="ce6" table:number-columns-repeated="8"/>
          <table:table-cell table:number-columns-repeated="1016"/>
        </table:table-row>
        <table:table-row table:style-name="ro11" table:number-rows-repeated="104845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4">00/00/0000</text:date>, <text:time style:data-style-name="N2" text:time-value="21:42:41.4100537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2:22:34.234554223</meta:creation-date>
    <dc:date>2018-10-14T15:06:46.291363334</dc:date>
    <meta:editing-duration>PT5H33M32S</meta:editing-duration>
    <meta:editing-cycles>6</meta:editing-cycles>
    <meta:generator>LibreOffice/5.1.6.2$Linux_X86_64 LibreOffice_project/10m0$Build-2</meta:generator>
    <meta:document-statistic meta:table-count="1" meta:cell-count="217" meta:object-count="0"/>
  </office:meta>
</office:document-meta>
</file>